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df45" officeooo:paragraph-rsid="0015df4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3ad7" officeooo:paragraph-rsid="00193ad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de Fundamentos da Ciência de Dados</text:p>
      <text:p text:style-name="P1"/>
      <text:p text:style-name="P2">Guilherm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40:52.080000000</meta:creation-date>
    <dc:date>2025-02-26T20:54:25.917000000</dc:date>
    <meta:editing-duration>PT48S</meta:editing-duration>
    <meta:editing-cycles>3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2" meta:word-count="8" meta:character-count="52" meta:non-whitespace-character-count="46"/>
  </office:meta>
</office:document-meta>
</file>